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 style:list-style-name="L4">
      <style:text-properties style:text-underline-style="solid" style:text-underline-width="auto" style:text-underline-color="font-color" fo:font-weight="bold" officeooo:rsid="001d1065" officeooo:paragraph-rsid="001d1065" style:font-weight-asian="bold" style:font-weight-complex="bold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officeooo:rsid="001fbe9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6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officeooo:rsid="00216f38"/>
    </style:style>
    <style:style style:name="T8" style:family="text">
      <style:text-properties officeooo:rsid="002248cc"/>
    </style:style>
    <style:style style:name="T9" style:family="text">
      <style:text-properties officeooo:rsid="00249a76"/>
    </style:style>
    <style:style style:name="T10" style:family="text">
      <style:text-properties officeooo:rsid="00267349"/>
    </style:style>
    <style:style style:name="T11" style:family="text">
      <style:text-properties officeooo:rsid="00270f24"/>
    </style:style>
    <style:style style:name="T12" style:family="text">
      <style:text-properties officeooo:rsid="00280aa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1pt" fo:font-weight="bold" officeooo:rsid="00280aab" style:font-size-asian="11pt" style:font-weight-asian="bold" style:font-size-complex="11pt" style:font-weight-complex="bold"/>
    </style:style>
    <style:style style:name="T15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80aab" style:font-weight-asian="bold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fo:font-weight="bold" officeooo:rsid="00280aab" style:font-size-asian="15pt" style:font-weight-asian="bold" style:font-size-complex="1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2">The Butler(O Mordomo)</text:span></text:h>
      <text:h text:style-name="Heading_20_2" text:outline-level="2">1. Introdução</text:h>
      <text:p text:style-name="Text_20_body">O projeto<text:span text:style-name="T18"> </text:span><text:span text:style-name="T19">The Butler(O Mordomo)</text:span>, <text:span text:style-name="T12">foi </text:span>desenvolvido pela <text:span text:style-name="T4">TrentorSystems LTDA, <text:s/></text:span><text:span text:style-name="T15">PELO PROGRAMADOR</text:span><text:span text:style-name="T5">: </text:span><text:span text:style-name="T6">Pedro Henrique Pontes Santos</text:span><text:span text:style-name="T13">,</text:span>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 <text:span text:style-name="T7">e Comandas &lt; </text:span><text:span text:style-name="T10">working on</text:span></text:h>
      <text:list xml:id="list3962331977" text:style-name="L1">
        <text:list-header>
          <text:p text:style-name="P4"><text:span text:style-name="T10">X,</text:span>O sistema deve permitir o cadastro, edição e exclusão de mesas, atribuindo a cada uma um identificador único.</text:p>
          <text:p text:style-name="P4"><text:span text:style-name="T10">X</text:span><text:span text:style-name="T1">.</text:span>Deve ser possível visualizar o status atual de cada mesa (livre, ocupada, reservada) e registrar alterações conforme necessário.</text:p>
        </text:list-header>
        <text:list-item>
          <text:p text:style-name="P3">Deve haver uma funcionalidade para acompanhar o histórico de ocupação de cada mesa, registrando horários de início e término das ocupações.</text:p>
        </text:list-item>
        <text:list-item>
          <text:p text:style-name="P3">Cada mesa deve ter uma comanda associada, que pode ser aberta ou fechada.</text:p>
        </text:list-item>
        <text:list-item>
          <text:p text:style-name="P3">As comandas abertas devem permitir que os pedidos sejam adicionados, removidos e modificados conforme necessário.</text:p>
        </text:list-item>
        <text:list-item>
          <text:p text:style-name="P2">O sistema deve permitir o fechamento de uma comanda, calculando automaticamente o valor total com base nos itens pedidos.</text:p>
        </text:list-item>
      </text:list>
      <text:h text:style-name="Heading_20_3" text:outline-level="3">2.2 Gerenciamento de Cardápios/<text:span text:style-name="T9">MENUS</text:span></text:h>
      <text:list xml:id="list2476381281" text:style-name="L2">
        <text:list-item>
          <text:p text:style-name="P6">Deve ser possível cadastrar categorias de menu e associar pratos a cada categoria.</text:p>
        </text:list-item>
        <text:list-item>
          <text:p text:style-name="P6">Os pratos devem conter informações detalhadas, como nome, descrição, preço e imagem ilustrativa.</text:p>
        </text:list-item>
        <text:list-item>
          <text:p text:style-name="P5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9">Comandas/Pedidos</text:span></text:h>
      <text:list xml:id="list3198606970" text:style-name="L3">
        <text:list-item>
          <text:p text:style-name="P8">Os garçons devem poder registrar pedidos associados às mesas de forma rápida e intuitiva.</text:p>
        </text:list-item>
        <text:list-item>
          <text:p text:style-name="P8">Deve ser possível adicionar, remover e modificar itens em um pedido antes que ele seja enviado para a cozinha.</text:p>
        </text:list-item>
        <text:list-item>
          <text:p text:style-name="P7">O sistema deve permitir o acompanhamento em tempo real do status dos pedidos, indicando quando estão em preparo, prontos para servir ou já servidos.</text:p>
        </text:list-item>
      </text:list>
      <text:h text:style-name="Heading_20_3" text:outline-level="3"><text:soft-page-break/>2.4 Gerenciamento de Garçons e Funcionários &lt; <text:span text:style-name="T2">Working</text:span></text:h>
      <text:list xml:id="list1499837757" text:style-name="L4">
        <text:list-item>
          <text:p text:style-name="P9">Deve ser possível cadastrar e gerenciar informações de garçons e outros funcionários do restaurante. * &lt;<text:span text:style-name="T11">working ON NOW</text:span></text:p>
        </text:list-item>
        <text:list-item>
          <text:p text:style-name="P10">Os garçons devem ter um registro de desempenho, incluindo o cálculo <text:span text:style-name="T3">automatico das horas trabalhadas no mês[/feito]</text:span></text:p>
        </text:list-item>
        <text:list-item>
          <text:p text:style-name="P11">O sistema deve permitir a atribuição de mesas/<text:span text:style-name="T8">COMANDA</text:span> e pedidos a garçons específicos para fins de rastreamento e avaliação de desempenho.</text:p>
        </text:list-item>
        <text:list-item>
          <text:p text:style-name="P12">O sistema deve verficar se uma mesa quer ou não pagar a gorjeta(10%) a final da comanda e avaliar o atendimento</text:p>
        </text:list-item>
      </text:list>
      <text:h text:style-name="Heading_20_3" text:outline-level="3">2.5 Controle de Cupons de Desconto</text:h>
      <text:list xml:id="list2044748275" text:style-name="L5">
        <text:list-item>
          <text:p text:style-name="P14">Deve ser possível criar, gerenciar e aplicar cupons de desconto para clientes cadastrados no sistema.</text:p>
        </text:list-item>
        <text:list-item>
          <text:p text:style-name="P13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1800976778" text:style-name="L6">
        <text:list-item>
          <text:p text:style-name="P16">O sistema deve integrar-se a uma API de gerenciamento de estoque para sincronizar informações sobre produtos e estoque disponível.</text:p>
        </text:list-item>
        <text:list-item>
          <text:p text:style-name="P15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2656164937" text:style-name="L7">
        <text:list-item>
          <text:p text:style-name="P18">O sistema deve ser altamente responsivo, garantindo tempos de resposta rápidos mesmo em períodos de pico de uso.</text:p>
        </text:list-item>
        <text:list-item>
          <text:p text:style-name="P17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4275007721" text:style-name="L8">
        <text:list-item>
          <text:p text:style-name="P20">O sistema deve garantir a segurança dos dados do restaurante e dos clientes, incluindo medidas de criptografia e proteção contra ataques cibernéticos.</text:p>
        </text:list-item>
        <text:list-item>
          <text:p text:style-name="P19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237701530" text:style-name="L9">
        <text:list-item>
          <text:p text:style-name="P22">A interface do usuário deve ser intuitiva e amigável, com navegação simplificada e feedback claro para as ações realizadas.</text:p>
        </text:list-item>
        <text:list-item>
          <text:p text:style-name="P21">Deve ser possível acessar o sistema a partir de dispositivos móveis, garantindo uma experiência consistente em diferentes plataformas.</text:p>
        </text:list-item>
      </text:list>
      <text:h text:style-name="Heading_20_3" text:outline-level="3"><text:soft-page-break/>3.4 Manutenibilidade</text:h>
      <text:list xml:id="list1919550334" text:style-name="L10">
        <text:list-item>
          <text:p text:style-name="P24">O código-fonte deve seguir as melhores práticas de desenvolvimento, incluindo modularidade, coesão e baixo acoplamento.</text:p>
        </text:list-item>
        <text:list-item>
          <text:p text:style-name="P23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2942632306" text:style-name="L11">
        <text:list-item>
          <text:p text:style-name="P26">Deve ser implementada uma integração com Webhooks para permitir a comunicação e sincronização de dados com outras APIs, como o sistema de gerenciamento de estoque.</text:p>
        </text:list-item>
        <text:list-item>
          <text:p text:style-name="P25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6T23:37:20.594331864</dc:date>
    <meta:editing-duration>PT8H17M15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692" meta:character-count="4490" meta:non-whitespace-character-count="3870"/>
  </office:meta>
</office:document-meta>
</file>